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7in"/>
    </style:style>
    <style:style style:name="co2" style:family="table-column">
      <style:table-column-properties fo:break-before="auto" style:column-width="2.0945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origin</text:p>
          </table:table-cell>
          <table:table-cell office:value-type="string">
            <text:p>phylogeny</text:p>
          </table:table-cell>
        </table:table-row>
        <table:table-row table:style-name="ro2">
          <table:table-cell office:value-type="string">
            <text:p>Apis_mellifera</text:p>
          </table:table-cell>
          <table:table-cell office:value-type="string">
            <text:p>USA/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Andrena_flavipes</text:p>
          </table:table-cell>
          <table:table-cell office:value-type="string">
            <text:p>Netherlands/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Andrena_hispania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Bombus_pascuorum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Bombus_pratorum</text:p>
          </table:table-cell>
          <table:table-cell office:value-type="string">
            <text:p>Netherlands/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Bombus_terrestris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Flavipanurgus_venustus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Lasioglossum_immunitum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Rhodantidium_sticticum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egachile_willughbiella</text:p>
          </table:table-cell>
          <table:table-cell office:value-type="string">
            <text:p>Netherlands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Osmia_latreillei</text:p>
          </table:table-cell>
          <table:table-cell office:value-type="string">
            <text:p>Spain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Lasioglossum_malachurum</text:p>
          </table:table-cell>
          <table:table-cell office:value-type="string">
            <text:p>Spain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ndrena_pilipes</text:p>
          </table:table-cell>
          <table:table-cell office:value-type="string">
            <text:p>Spain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Bombus_vestalis</text:p>
          </table:table-cell>
          <table:table-cell office:value-type="string">
            <text:p>Spain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ndrena_angustior</text:p>
          </table:table-cell>
          <table:table-cell office:value-type="string">
            <text:p>Spain</text:p>
          </table:table-cell>
          <table:table-cell office:value-type="string">
            <text:p>n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14:0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Ángel Collado Aliaño</meta:initial-creator>
    <meta:creation-date>2018-12-05T13:41:17</meta:creation-date>
    <dc:date>2018-12-05T14:06:34</dc:date>
    <dc:creator>Miguel Ángel Collado Aliaño</dc:creator>
    <meta:editing-duration>PT5M17S</meta:editing-duration>
    <meta:editing-cycles>1</meta:editing-cycles>
    <meta:document-statistic meta:table-count="3" meta:cell-count="48" meta:object-count="0"/>
    <meta:generator>OpenOffice/4.1.1$Unix OpenOffice.org_project/411m6$Build-9775</meta:generator>
  </office:meta>
</office:document-meta>
</file>